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11cm" style:rel-column-width="1934*"/>
    </style:style>
    <style:style style:name="Tabela1.B" style:family="table-column">
      <style:table-column-properties style:column-width="9.587cm" style:rel-column-width="5435*"/>
    </style:style>
    <style:style style:name="Tabela1.C" style:family="table-column">
      <style:table-column-properties style:column-width="4.002cm" style:rel-column-width="2269*"/>
    </style:style>
    <style:style style:name="Tabela1.1" style:family="table-row">
      <style:table-row-properties style:min-row-height="0.697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fo:font-size="18pt" officeooo:rsid="001e604e" officeooo:paragraph-rsid="001e604e" style:font-size-asian="15.75pt" style:font-size-complex="18pt"/>
    </style:style>
    <style:style style:name="P2" style:family="paragraph" style:parent-style-name="Standard">
      <style:text-properties style:font-name="Arial" fo:font-size="12pt" officeooo:rsid="001e604e" officeooo:paragraph-rsid="001e604e" style:font-size-asian="10.5pt" style:font-size-complex="12pt"/>
    </style:style>
    <style:style style:name="P3" style:family="paragraph" style:parent-style-name="Standard">
      <style:text-properties style:font-name="Arial" fo:font-size="12pt" officeooo:rsid="001fd8c4" officeooo:paragraph-rsid="001fd8c4" style:font-size-asian="10.5pt" style:font-size-complex="12pt"/>
    </style:style>
    <style:style style:name="P4" style:family="paragraph" style:parent-style-name="Standard">
      <style:text-properties style:font-name="Arial" fo:font-size="12pt" officeooo:rsid="00211a1e" officeooo:paragraph-rsid="00211a1e" style:font-size-asian="10.5pt" style:font-size-complex="12pt"/>
    </style:style>
    <style:style style:name="P5" style:family="paragraph" style:parent-style-name="Standard">
      <style:text-properties style:font-name="Arial" fo:font-size="12pt" officeooo:rsid="0021f046" officeooo:paragraph-rsid="0021f046" style:font-size-asian="10.5pt" style:font-size-complex="12pt"/>
    </style:style>
    <style:style style:name="P6" style:family="paragraph" style:parent-style-name="Standard">
      <style:text-properties style:font-name="Arial" fo:font-size="12pt" officeooo:rsid="0021f046" officeooo:paragraph-rsid="002a918f" style:font-size-asian="10.5pt" style:font-size-complex="12pt"/>
    </style:style>
    <style:style style:name="P7" style:family="paragraph" style:parent-style-name="Standard">
      <style:text-properties style:font-name="Arial" fo:font-size="12pt" officeooo:rsid="0023da05" officeooo:paragraph-rsid="0023da05" style:font-size-asian="10.5pt" style:font-size-complex="12pt"/>
    </style:style>
    <style:style style:name="P8" style:family="paragraph" style:parent-style-name="Standard">
      <style:text-properties style:font-name="Arial" fo:font-size="12pt" officeooo:rsid="00243433" officeooo:paragraph-rsid="00243433" style:font-size-asian="10.5pt" style:font-size-complex="12pt"/>
    </style:style>
    <style:style style:name="P9" style:family="paragraph" style:parent-style-name="Standard">
      <style:text-properties style:font-name="Arial" fo:font-size="12pt" officeooo:rsid="00254923" officeooo:paragraph-rsid="00254923" style:font-size-asian="10.5pt" style:font-size-complex="12pt"/>
    </style:style>
    <style:style style:name="P10" style:family="paragraph" style:parent-style-name="Standard">
      <style:text-properties style:font-name="Arial" fo:font-size="12pt" officeooo:rsid="0025ecbf" officeooo:paragraph-rsid="00254923" style:font-size-asian="10.5pt" style:font-size-complex="12pt"/>
    </style:style>
    <style:style style:name="P11" style:family="paragraph" style:parent-style-name="Standard">
      <style:text-properties style:font-name="Arial" fo:font-size="12pt" officeooo:rsid="0025ecbf" officeooo:paragraph-rsid="0025ecbf" style:font-size-asian="10.5pt" style:font-size-complex="12pt"/>
    </style:style>
    <style:style style:name="P12" style:family="paragraph" style:parent-style-name="Standard">
      <style:text-properties style:font-name="Arial" fo:font-size="12pt" officeooo:rsid="0026be80" officeooo:paragraph-rsid="0026be80" style:font-size-asian="10.5pt" style:font-size-complex="12pt"/>
    </style:style>
    <style:style style:name="P13" style:family="paragraph" style:parent-style-name="Standard">
      <style:text-properties style:font-name="Arial" fo:font-size="12pt" officeooo:rsid="0027fc4a" officeooo:paragraph-rsid="0027fc4a" style:font-size-asian="10.5pt" style:font-size-complex="12pt"/>
    </style:style>
    <style:style style:name="P14" style:family="paragraph" style:parent-style-name="Standard">
      <style:text-properties style:font-name="Arial" fo:font-size="12pt" officeooo:rsid="002961c2" officeooo:paragraph-rsid="002961c2" style:font-size-asian="10.5pt" style:font-size-complex="12pt"/>
    </style:style>
    <style:style style:name="P15" style:family="paragraph" style:parent-style-name="Standard">
      <style:text-properties style:font-name="Arial" fo:font-size="12pt" officeooo:rsid="002b208d" officeooo:paragraph-rsid="002b208d" style:font-size-asian="10.5pt" style:font-size-complex="12pt"/>
    </style:style>
    <style:style style:name="P16" style:family="paragraph" style:parent-style-name="Standard">
      <style:text-properties style:font-name="Arial" fo:font-size="12pt" officeooo:rsid="002c851f" officeooo:paragraph-rsid="002c851f" style:font-size-asian="10.5pt" style:font-size-complex="12pt"/>
    </style:style>
    <style:style style:name="P17" style:family="paragraph" style:parent-style-name="Standard">
      <style:text-properties style:font-name="Arial" fo:font-size="12pt" fo:font-weight="bold" officeooo:rsid="001fd8c4" officeooo:paragraph-rsid="001fd8c4" style:font-size-asian="10.5pt" style:font-weight-asian="bold" style:font-size-complex="12pt" style:font-weight-complex="bold"/>
    </style:style>
    <style:style style:name="P18" style:family="paragraph" style:parent-style-name="Standard">
      <style:text-properties style:font-name="Arial" fo:font-size="12pt" fo:font-weight="bold" officeooo:rsid="00211a1e" officeooo:paragraph-rsid="00211a1e" style:font-size-asian="10.5pt" style:font-weight-asian="bold" style:font-size-complex="12pt" style:font-weight-complex="bold"/>
    </style:style>
    <style:style style:name="P19" style:family="paragraph" style:parent-style-name="Standard">
      <style:text-properties style:font-name="Arial" fo:font-size="12pt" fo:font-weight="bold" officeooo:rsid="0023da05" officeooo:paragraph-rsid="0023da05" style:font-size-asian="10.5pt" style:font-weight-asian="bold" style:font-size-complex="12pt" style:font-weight-complex="bold"/>
    </style:style>
    <style:style style:name="P20" style:family="paragraph" style:parent-style-name="Standard">
      <style:text-properties style:font-name="Arial" fo:font-size="12pt" fo:font-weight="bold" officeooo:rsid="00243433" officeooo:paragraph-rsid="00243433" style:font-size-asian="10.5pt" style:font-weight-asian="bold" style:font-size-complex="12pt" style:font-weight-complex="bold"/>
    </style:style>
    <style:style style:name="P21" style:family="paragraph" style:parent-style-name="Standard">
      <style:text-properties style:font-name="Arial" fo:font-size="12pt" fo:font-weight="bold" officeooo:rsid="00254923" officeooo:paragraph-rsid="00254923" style:font-size-asian="10.5pt" style:font-weight-asian="bold" style:font-size-complex="12pt" style:font-weight-complex="bold"/>
    </style:style>
    <style:style style:name="P22" style:family="paragraph" style:parent-style-name="Standard">
      <style:text-properties style:font-name="Arial" fo:font-size="12pt" fo:font-weight="bold" officeooo:rsid="0025ecbf" officeooo:paragraph-rsid="0025ecbf" style:font-size-asian="10.5pt" style:font-weight-asian="bold" style:font-size-complex="12pt" style:font-weight-complex="bold"/>
    </style:style>
    <style:style style:name="P23" style:family="paragraph" style:parent-style-name="Standard">
      <style:text-properties style:font-name="Arial" fo:font-size="12pt" fo:font-weight="bold" officeooo:rsid="0026be80" officeooo:paragraph-rsid="0026be80" style:font-size-asian="10.5pt" style:font-weight-asian="bold" style:font-size-complex="12pt" style:font-weight-complex="bold"/>
    </style:style>
    <style:style style:name="P24" style:family="paragraph" style:parent-style-name="Standard">
      <style:text-properties style:font-name="Arial" fo:font-size="12pt" fo:font-weight="bold" officeooo:rsid="0027fc4a" officeooo:paragraph-rsid="0027fc4a" style:font-size-asian="10.5pt" style:font-weight-asian="bold" style:font-size-complex="12pt" style:font-weight-complex="bold"/>
    </style:style>
    <style:style style:name="P25" style:family="paragraph" style:parent-style-name="Standard">
      <style:text-properties style:font-name="Arial" fo:font-size="12pt" fo:font-weight="bold" officeooo:rsid="002961c2" officeooo:paragraph-rsid="002961c2" style:font-size-asian="10.5pt" style:font-weight-asian="bold" style:font-size-complex="12pt" style:font-weight-complex="bold"/>
    </style:style>
    <style:style style:name="P26" style:family="paragraph" style:parent-style-name="Standard">
      <style:text-properties style:font-name="Arial" fo:font-size="12pt" fo:font-weight="normal" officeooo:rsid="002961c2" officeooo:paragraph-rsid="002961c2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Arial" fo:font-size="12pt" fo:font-weight="normal" officeooo:rsid="002961c2" officeooo:paragraph-rsid="002a918f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Arial" fo:font-size="12pt" fo:font-weight="normal" officeooo:rsid="002961c2" officeooo:paragraph-rsid="002b208d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Arial" fo:font-size="12pt" fo:font-weight="normal" officeooo:rsid="00298ad6" officeooo:paragraph-rsid="00298ad6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Arial" fo:font-size="12pt" fo:font-weight="normal" officeooo:rsid="0027fc4a" officeooo:paragraph-rsid="002a918f" style:font-size-asian="10.5pt" style:font-weight-asian="normal" style:font-size-complex="12pt" style:font-weight-complex="normal"/>
    </style:style>
    <style:style style:name="P31" style:family="paragraph" style:parent-style-name="Table_20_Contents">
      <style:text-properties style:font-name="Arial" fo:font-size="12pt" style:font-size-asian="10.5pt" style:font-size-complex="12pt"/>
    </style:style>
    <style:style style:name="P32" style:family="paragraph" style:parent-style-name="Table_20_Contents">
      <style:text-properties style:font-name="Arial" fo:font-size="12pt" officeooo:rsid="002a918f" officeooo:paragraph-rsid="002a918f" style:font-size-asian="10.5pt" style:font-size-complex="12pt"/>
    </style:style>
    <style:style style:name="P33" style:family="paragraph" style:parent-style-name="Table_20_Contents">
      <style:text-properties style:font-name="Arial" fo:font-size="12pt" officeooo:rsid="002b208d" officeooo:paragraph-rsid="002b208d" style:font-size-asian="10.5pt" style:font-size-complex="12pt"/>
    </style:style>
    <style:style style:name="P34" style:family="paragraph" style:parent-style-name="Table_20_Contents">
      <style:text-properties style:font-name="Arial" fo:font-size="12pt" officeooo:rsid="002c851f" officeooo:paragraph-rsid="002c851f" style:font-size-asian="10.5pt" style:font-size-complex="12pt"/>
    </style:style>
    <style:style style:name="P35" style:family="paragraph" style:parent-style-name="Table_20_Contents">
      <style:text-properties style:font-name="Arial" fo:font-size="12pt" officeooo:paragraph-rsid="002c851f" style:font-size-asian="10.5pt" style:font-size-complex="12pt"/>
    </style:style>
    <style:style style:name="T1" style:family="text">
      <style:text-properties officeooo:rsid="001fd8c4"/>
    </style:style>
    <style:style style:name="T2" style:family="text">
      <style:text-properties officeooo:rsid="00211a1e"/>
    </style:style>
    <style:style style:name="T3" style:family="text">
      <style:text-properties officeooo:rsid="0023da05"/>
    </style:style>
    <style:style style:name="T4" style:family="text">
      <style:text-properties officeooo:rsid="00243433"/>
    </style:style>
    <style:style style:name="T5" style:family="text">
      <style:text-properties officeooo:rsid="002961c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a918f"/>
    </style:style>
    <style:style style:name="T8" style:family="text">
      <style:text-properties fo:font-weight="normal" officeooo:rsid="002961c2" style:font-weight-asian="normal" style:font-weight-complex="normal"/>
    </style:style>
    <style:style style:name="T9" style:family="text">
      <style:text-properties fo:font-weight="normal" officeooo:rsid="002b208d" style:font-weight-asian="normal" style:font-weight-complex="normal"/>
    </style:style>
    <style:style style:name="T10" style:family="text">
      <style:text-properties officeooo:rsid="002b208d"/>
    </style:style>
    <style:style style:name="T11" style:family="text">
      <style:text-properties officeooo:rsid="002c85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- <text:span text:style-name="T1">Morfina</text:span></text:p>
      <text:p text:style-name="P1"/>
      <text:p text:style-name="P2">Total de pacientes: 35</text:p>
      <text:p text:style-name="P2"/>
      <text:p text:style-name="P17">Sexo:</text:p>
      <text:p text:style-name="P3">M(1) = 19 (54,3%)</text:p>
      <text:p text:style-name="P3">F (2) = 16 (45,7%)</text:p>
      <text:p text:style-name="P3">Qualitativa nominal.</text:p>
      <text:p text:style-name="P3"/>
      <text:p text:style-name="P17">Raça:</text:p>
      <text:p text:style-name="P3">Branco(1) = 13 <text:span text:style-name="T2">(37,2%)</text:span></text:p>
      <text:p text:style-name="P3">Preto(2) = 2 <text:span text:style-name="T2">(5,7%)</text:span></text:p>
      <text:p text:style-name="P3">Pardo(3) = 20 <text:span text:style-name="T2">(57,1%)</text:span></text:p>
      <text:p text:style-name="P4">Qualitativa nominal</text:p>
      <text:p text:style-name="P4"/>
      <text:p text:style-name="P18">Religião:</text:p>
      <text:p text:style-name="P5">Católico(1) = 20 <text:span text:style-name="T3">(57,1%)</text:span></text:p>
      <text:p text:style-name="P5">Sem religião(2) = <text:span text:style-name="T3">3 (</text:span><text:span text:style-name="T4">8</text:span><text:span text:style-name="T3">,</text:span><text:span text:style-name="T4">5</text:span><text:span text:style-name="T3">%)</text:span></text:p>
      <text:p text:style-name="P7">Evangélico(3) = 9 (25,<text:span text:style-name="T4">9</text:span>%)</text:p>
      <text:p text:style-name="P7">Espírita(4) = 2 (5,7%)</text:p>
      <text:p text:style-name="P7">Judia(5) = 1 (2,8%)</text:p>
      <text:p text:style-name="P7">Qualitativa nominal</text:p>
      <text:p text:style-name="P7"/>
      <text:p text:style-name="P19">Idade:</text:p>
      <text:p text:style-name="P8">26 – 80</text:p>
      <text:p text:style-name="P8">Média: 49,02</text:p>
      <text:p text:style-name="P8">Quantitativa discreta</text:p>
      <text:p text:style-name="P8"/>
      <text:p text:style-name="P20">Peso:</text:p>
      <text:p text:style-name="P9">37 – 115</text:p>
      <text:p text:style-name="P9">Média: 63,05</text:p>
      <text:p text:style-name="P14">Quantitativa contínua</text:p>
      <text:p text:style-name="P9"/>
      <text:p text:style-name="P9"><text:span text:style-name="T6">Altura:</text:span></text:p>
      <text:p text:style-name="P9">1,45 – 1,85</text:p>
      <text:p text:style-name="P9">Média: 1,63</text:p>
      <text:p text:style-name="P14">Quantitativa contínua</text:p>
      <text:p text:style-name="P9"/>
      <text:p text:style-name="P21">Escolaridade:</text:p>
      <text:p text:style-name="P9">Fundamental(1) <text:span text:style-name="T5">=</text:span> 25 (71,3%)</text:p>
      <text:p text:style-name="P9">Ensino médio(2) <text:span text:style-name="T5">=</text:span> 9 (25,9%)</text:p>
      <text:p text:style-name="P9">Universidade(3) <text:span text:style-name="T5">=</text:span> 1 (2,8%)</text:p>
      <text:p text:style-name="P14">Qualitativa nominal</text:p>
      <text:p text:style-name="P9"/>
      <text:p text:style-name="P21">Tipo de lesão:</text:p>
      <text:p text:style-name="P9">Medular(1) <text:span text:style-name="T5">=</text:span> 25 (71,3%)</text:p>
      <text:p text:style-name="P9">Radicular(2) <text:span text:style-name="T5">=</text:span> 10 (28,7%)</text:p>
      <text:p text:style-name="P14">Qualitativa nominal</text:p>
      <text:p text:style-name="P9"/>
      <text:p text:style-name="P9"/>
      <text:p text:style-name="P9"/>
      <text:p text:style-name="P21"><text:soft-page-break/>Tipo de locomoção:</text:p>
      <text:p text:style-name="P9">Independente(1) <text:span text:style-name="T5">= </text:span>20 (57,1%)</text:p>
      <text:p text:style-name="P9">Com auxílio(2) <text:span text:style-name="T5">=</text:span> 5 (14,2%)</text:p>
      <text:p text:style-name="P9">Paraplégico(3) <text:span text:style-name="T5">=</text:span> 10 (28,7%)</text:p>
      <text:p text:style-name="P14">Qualitativa nominal</text:p>
      <text:p text:style-name="P10"/>
      <text:p text:style-name="P22">Enfermidade primária:</text:p>
      <text:p text:style-name="P11">Lesão(1) <text:span text:style-name="T5">=</text:span> 20 (57,1%)</text:p>
      <text:p text:style-name="P11">FAF(2) <text:span text:style-name="T5">=</text:span> 6 (17%)</text:p>
      <text:p text:style-name="P11">Pós-cirúrgico(3) <text:span text:style-name="T5">=</text:span> 9 (25,9%)</text:p>
      <text:p text:style-name="P14">Qualitativa nominal</text:p>
      <text:p text:style-name="P11"/>
      <text:p text:style-name="P23">ACID/COL:</text:p>
      <text:p text:style-name="P12">1-12 de 32</text:p>
      <text:p text:style-name="P12">Média: 4,59</text:p>
      <text:p text:style-name="P12">ACID/COL: 1 PAC 20</text:p>
      <text:p text:style-name="P14">Quantitativa discreta</text:p>
      <text:p text:style-name="P12"/>
      <text:p text:style-name="P24">S<text:span text:style-name="T5">istemas intratecais implantáveis</text:span>:</text:p>
      <text:p text:style-name="P13">Sim(1) <text:span text:style-name="T5">=</text:span> 17 <text:span text:style-name="T5">(48,5%)</text:span></text:p>
      <text:p text:style-name="P13">Não(2) <text:span text:style-name="T5">=</text:span> 18 <text:span text:style-name="T5">(51,5%)</text:span></text:p>
      <text:p text:style-name="P13">Qualitativa nominal</text:p>
      <text:p text:style-name="P13"/>
      <text:p text:style-name="P25">Estado civil:</text:p>
      <text:p text:style-name="P26">Solteiro(1) = 7 (20%)</text:p>
      <text:p text:style-name="P26">Casado(2) = 18 (51,4%)</text:p>
      <text:p text:style-name="P26">Viúvo(3) = 3 (8,6%)</text:p>
      <text:p text:style-name="P26">Separado(4) = 7 (20%)</text:p>
      <text:p text:style-name="P26">Qualitativa nominal</text:p>
      <text:p text:style-name="P26"/>
      <text:p text:style-name="P25">Profissão:</text:p>
      <text:p text:style-name="P26">Chaveiro(1) = 1 (2,8%)</text:p>
      <text:p text:style-name="P26">Estudante(2) = 1 (2,8%)</text:p>
      <text:p text:style-name="P26">Cozinheiro(3) = 1 (2,8%)</text:p>
      <text:p text:style-name="P26">Metalurgico(4) = 1 (2,8%)</text:p>
      <text:p text:style-name="P26">Artesão(5) = 1 (2,8%)</text:p>
      <text:p text:style-name="P26">Supervisor de contas(6) = 1 (2,8%)</text:p>
      <text:p text:style-name="P26">Operário(7) = 9 (27,7%)</text:p>
      <text:p text:style-name="P26">Professor de educação física(8) = 1 (2,8%)</text:p>
      <text:p text:style-name="P26">Marceneiro(9) = 1 (2,8%)</text:p>
      <text:p text:style-name="P26">Pedreiro(10) = 3 (8,5%)</text:p>
      <text:p text:style-name="P26">Auxiliar de enfermagem(11) = 2 (5,7%)</text:p>
      <text:p text:style-name="P26">Costureira(12) = 5 (14,3%)</text:p>
      <text:p text:style-name="P26">Faxineiro(13) = 1 (2,8%)</text:p>
      <text:p text:style-name="P26">Caixa(14) = 1 (2,8%)</text:p>
      <text:p text:style-name="P26">Chaveiro(15) = 1 (2,8%)</text:p>
      <text:p text:style-name="P26">Motorista(16) = 3 (8,5%)</text:p>
      <text:p text:style-name="P26">Do lar(17) = 1 (2,8%)</text:p>
      <text:p text:style-name="P29">Qualitativa nominal</text:p>
      <text:p text:style-name="P29"/>
      <text:p text:style-name="P29"/>
      <text:p text:style-name="P29"/>
      <table:table table:name="Tabela1" table:style-name="Tabela1">
        <table:table-column table:style-name="Tabela1.A"/>
        <table:table-column table:style-name="Tabela1.B"/>
        <table:table-column table:style-name="Tabela1.C"/>
        <text:soft-page-break/>
        <table:table-row table:style-name="Tabela1.1">
          <table:table-cell table:style-name="Tabela1.A1" office:value-type="string">
            <text:p text:style-name="P32">Rótulo</text:p>
          </table:table-cell>
          <table:table-cell table:style-name="Tabela1.A1" office:value-type="string">
            <text:p text:style-name="P32">Descrição</text:p>
          </table:table-cell>
          <table:table-cell table:style-name="Tabela1.C1" office:value-type="string">
            <text:p text:style-name="P32">Unidade de medida</text:p>
          </table:table-cell>
        </table:table-row>
        <table:table-row table:style-name="TableLine2060689857712">
          <table:table-cell table:style-name="Tabela1.A2" office:value-type="string">
            <text:p text:style-name="P32">ID</text:p>
          </table:table-cell>
          <table:table-cell table:style-name="Tabela1.A2" office:value-type="string">
            <text:p text:style-name="P32">Número identificador atribuído a um paciente.</text:p>
          </table:table-cell>
          <table:table-cell table:style-name="Tabela1.C2" office:value-type="string">
            <text:p text:style-name="P32">Número inteiro</text:p>
          </table:table-cell>
        </table:table-row>
        <table:table-row table:style-name="TableLine2060689857712">
          <table:table-cell table:style-name="Tabela1.A2" office:value-type="string">
            <text:p text:style-name="P32">Nome</text:p>
          </table:table-cell>
          <table:table-cell table:style-name="Tabela1.A2" office:value-type="string">
            <text:p text:style-name="P32">Primeira letra de cada nome do paciente.</text:p>
          </table:table-cell>
          <table:table-cell table:style-name="Tabela1.C2" office:value-type="string">
            <text:p text:style-name="P33">Caracteres</text:p>
          </table:table-cell>
        </table:table-row>
        <table:table-row table:style-name="TableLine2060689857712">
          <table:table-cell table:style-name="Tabela1.A2" office:value-type="string">
            <text:p text:style-name="P32">Sexo</text:p>
          </table:table-cell>
          <table:table-cell table:style-name="Tabela1.A2" office:value-type="string">
            <text:p text:style-name="P32">Sexo biológico do paciente</text:p>
          </table:table-cell>
          <table:table-cell table:style-name="Tabela1.C2" office:value-type="string">
            <text:p text:style-name="P32">1:Masculino</text:p>
            <text:p text:style-name="P32">2:Feminino</text:p>
          </table:table-cell>
        </table:table-row>
        <table:table-row table:style-name="TableLine2060689857712">
          <table:table-cell table:style-name="Tabela1.A2" office:value-type="string">
            <text:p text:style-name="P32">Raça</text:p>
          </table:table-cell>
          <table:table-cell table:style-name="Tabela1.A2" office:value-type="string">
            <text:p text:style-name="P32">Cor da pele do paciente</text:p>
          </table:table-cell>
          <table:table-cell table:style-name="Tabela1.C2" office:value-type="string">
            <text:p text:style-name="P32">1:Branco</text:p>
            <text:p text:style-name="P32">2:Preto</text:p>
            <text:p text:style-name="P32">3:Pardo</text:p>
          </table:table-cell>
        </table:table-row>
        <table:table-row table:style-name="TableLine2060689857712">
          <table:table-cell table:style-name="Tabela1.A2" office:value-type="string">
            <text:p text:style-name="P32">Religião</text:p>
          </table:table-cell>
          <table:table-cell table:style-name="Tabela1.A2" office:value-type="string">
            <text:p text:style-name="P32">Religião do paciente.</text:p>
          </table:table-cell>
          <table:table-cell table:style-name="Tabela1.C2" office:value-type="string">
            <text:p text:style-name="P6"><text:span text:style-name="T7">1:</text:span>Católico</text:p>
            <text:p text:style-name="P6"><text:span text:style-name="T7">2:</text:span>Sem religião</text:p>
            <text:p text:style-name="P6"><text:span text:style-name="T7">3:</text:span><text:span text:style-name="T3">Evangélico</text:span></text:p>
            <text:p text:style-name="P6"><text:span text:style-name="T7">4:</text:span><text:span text:style-name="T3">Espírita</text:span></text:p>
            <text:p text:style-name="P6"><text:span text:style-name="T7">5:</text:span><text:span text:style-name="T3">Judia</text:span></text:p>
          </table:table-cell>
        </table:table-row>
        <table:table-row table:style-name="TableLine2060689857712">
          <table:table-cell table:style-name="Tabela1.A2" office:value-type="string">
            <text:p text:style-name="P33">Idade</text:p>
          </table:table-cell>
          <table:table-cell table:style-name="Tabela1.A2" office:value-type="string">
            <text:p text:style-name="P33">Idade em anos do paciente.</text:p>
          </table:table-cell>
          <table:table-cell table:style-name="Tabela1.C2" office:value-type="string">
            <text:p text:style-name="P15">Número inteiro</text:p>
          </table:table-cell>
        </table:table-row>
        <table:table-row table:style-name="TableLine2060689857712">
          <table:table-cell table:style-name="Tabela1.A2" office:value-type="string">
            <text:p text:style-name="P33">Peso</text:p>
          </table:table-cell>
          <table:table-cell table:style-name="Tabela1.A2" office:value-type="string">
            <text:p text:style-name="P34">Massa do paciente.</text:p>
          </table:table-cell>
          <table:table-cell table:style-name="Tabela1.C2" office:value-type="string">
            <text:p text:style-name="P16">Quilogramas</text:p>
          </table:table-cell>
        </table:table-row>
        <table:table-row table:style-name="TableLine2060689857712">
          <table:table-cell table:style-name="Tabela1.A2" office:value-type="string">
            <text:p text:style-name="P33">Altura</text:p>
          </table:table-cell>
          <table:table-cell table:style-name="Tabela1.A2" office:value-type="string">
            <text:p text:style-name="P34">Altura do paciente.</text:p>
          </table:table-cell>
          <table:table-cell table:style-name="Tabela1.C2" office:value-type="string">
            <text:p text:style-name="P16">Metros</text:p>
          </table:table-cell>
        </table:table-row>
        <table:table-row table:style-name="TableLine2060689857712">
          <table:table-cell table:style-name="Tabela1.A2" office:value-type="string">
            <text:p text:style-name="P32">Escol</text:p>
          </table:table-cell>
          <table:table-cell table:style-name="Tabela1.A2" office:value-type="string">
            <text:p text:style-name="P32">Nível de escolaridade do paciente.</text:p>
          </table:table-cell>
          <table:table-cell table:style-name="Tabela1.C2" office:value-type="string">
            <text:p text:style-name="P32">1:Fundamental</text:p>
            <text:p text:style-name="P32">2:Ensino médio</text:p>
            <text:p text:style-name="P32">3:Universidade</text:p>
          </table:table-cell>
        </table:table-row>
        <table:table-row table:style-name="TableLine2060689857712">
          <table:table-cell table:style-name="Tabela1.A2" office:value-type="string">
            <text:p text:style-name="P32">TLesão</text:p>
          </table:table-cell>
          <table:table-cell table:style-name="Tabela1.A2" office:value-type="string">
            <text:p text:style-name="P32">Tipo de lesão do paciente.</text:p>
          </table:table-cell>
          <table:table-cell table:style-name="Tabela1.C2" office:value-type="string">
            <text:p text:style-name="P32">1:Medular</text:p>
            <text:p text:style-name="P32">2:Radicular</text:p>
          </table:table-cell>
        </table:table-row>
        <table:table-row table:style-name="TableLine2060689857712">
          <table:table-cell table:style-name="Tabela1.A2" office:value-type="string">
            <text:p text:style-name="P32">TLoc</text:p>
          </table:table-cell>
          <table:table-cell table:style-name="Tabela1.A2" office:value-type="string">
            <text:p text:style-name="P32">Como o paciente se locomove.</text:p>
          </table:table-cell>
          <table:table-cell table:style-name="Tabela1.C2" office:value-type="string">
            <text:p text:style-name="P32">1:Independente</text:p>
            <text:p text:style-name="P32">2:Com auxílo</text:p>
            <text:p text:style-name="P32">3:Paraplégico</text:p>
          </table:table-cell>
        </table:table-row>
        <table:table-row table:style-name="TableLine2060689857712">
          <table:table-cell table:style-name="Tabela1.A2" office:value-type="string">
            <text:p text:style-name="P32">EnfPrim</text:p>
          </table:table-cell>
          <table:table-cell table:style-name="Tabela1.A2" office:value-type="string">
            <text:p text:style-name="P32">Enfermidade primária do paciente.</text:p>
          </table:table-cell>
          <table:table-cell table:style-name="Tabela1.C2" office:value-type="string">
            <text:p text:style-name="P32">1:Lesão</text:p>
            <text:p text:style-name="P32">2:FAF</text:p>
            <text:p text:style-name="P32">3:Pós-cirúrgico</text:p>
          </table:table-cell>
        </table:table-row>
        <table:table-row table:style-name="TableLine2060689857712">
          <table:table-cell table:style-name="Tabela1.A2" office:value-type="string">
            <text:p text:style-name="P32">SII</text:p>
          </table:table-cell>
          <table:table-cell table:style-name="Tabela1.A2" office:value-type="string">
            <text:p text:style-name="P30"><text:span text:style-name="T7">Possui ou não s</text:span><text:span text:style-name="T5">istema intrateca</text:span><text:span text:style-name="T7">l</text:span><text:span text:style-name="T5"> implantáve</text:span><text:span text:style-name="T7">l</text:span></text:p>
          </table:table-cell>
          <table:table-cell table:style-name="Tabela1.C2" office:value-type="string">
            <text:p text:style-name="P32">1:Sim</text:p>
            <text:p text:style-name="P32">2:Não</text:p>
          </table:table-cell>
        </table:table-row>
        <table:table-row table:style-name="TableLine2060689857712">
          <table:table-cell table:style-name="Tabela1.A2" office:value-type="string">
            <text:p text:style-name="P32">ECivil</text:p>
          </table:table-cell>
          <table:table-cell table:style-name="Tabela1.A2" office:value-type="string">
            <text:p text:style-name="P32">Estado civil do paciente.</text:p>
          </table:table-cell>
          <table:table-cell table:style-name="Tabela1.C2" office:value-type="string">
            <text:p text:style-name="P32">1:Solteiro</text:p>
            <text:p text:style-name="P32">2:Casado</text:p>
            <text:p text:style-name="P32">3:Viúvo</text:p>
            <text:p text:style-name="P32">4:Separado</text:p>
          </table:table-cell>
        </table:table-row>
        <table:table-row table:style-name="TableLine2060689857712">
          <table:table-cell table:style-name="Tabela1.A2" office:value-type="string">
            <text:p text:style-name="P32">XPTO</text:p>
          </table:table-cell>
          <table:table-cell table:style-name="Tabela1.A2" office:value-type="string">
            <text:p text:style-name="P32">Profissão do paciente.</text:p>
          </table:table-cell>
          <table:table-cell table:style-name="Tabela1.C2" office:value-type="string">
            <text:p text:style-name="P32">1:<text:span text:style-name="T8">Chaveiro</text:span></text:p>
            <text:p text:style-name="P32"><text:span text:style-name="T9">2:</text:span><text:span text:style-name="T8">Estudante</text:span></text:p>
            <text:p text:style-name="P27"><text:span text:style-name="T10">3:</text:span>Cozinheiro</text:p>
            <text:p text:style-name="P27"><text:span text:style-name="T10">4:</text:span>Metalurgico</text:p>
            <text:p text:style-name="P27"><text:span text:style-name="T10">5:</text:span>Artesão</text:p>
            <text:p text:style-name="P27"><text:span text:style-name="T10">6:</text:span>Supervisor de contas</text:p>
            <text:p text:style-name="P27"><text:span text:style-name="T10">7:</text:span>Operário</text:p>
            <text:p text:style-name="P27"><text:span text:style-name="T10">8:</text:span>Professor de educação física</text:p>
            <text:p text:style-name="P28"><text:span text:style-name="T10">9:</text:span>Marceneiro</text:p>
            <text:p text:style-name="P28"><text:span text:style-name="T10">10:</text:span>Pedreiro</text:p>
            <text:p text:style-name="P28"><text:soft-page-break/><text:span text:style-name="T10">11:</text:span>Auxiliar de enfermagem</text:p>
            <text:p text:style-name="P28"><text:span text:style-name="T10">12:</text:span>Costureira</text:p>
            <text:p text:style-name="P28"><text:span text:style-name="T10">13:</text:span>Faxineiro</text:p>
            <text:p text:style-name="P28"><text:span text:style-name="T10">14:</text:span>Caixa</text:p>
            <text:p text:style-name="P28"><text:span text:style-name="T10">15:</text:span>Chaveiro</text:p>
            <text:p text:style-name="P28"><text:span text:style-name="T10">16:</text:span>Motorista</text:p>
            <text:p text:style-name="P28"><text:span text:style-name="T10">17:</text:span>Do lar</text:p>
          </table:table-cell>
        </table:table-row>
        <table:table-row table:style-name="TableLine2060689857712">
          <table:table-cell table:style-name="Tabela1.A2" office:value-type="string">
            <text:p text:style-name="P32">T0</text:p>
          </table:table-cell>
          <table:table-cell table:style-name="Tabela1.A2" office:value-type="string">
            <text:p text:style-name="P31"><text:span text:style-name="T11">Q</text:span>uantidade de morfina extraída do cabelo <text:span text:style-name="T11">no primeiro período (dia zero)</text:span></text:p>
          </table:table-cell>
          <table:table-cell table:style-name="Tabela1.C2" office:value-type="string">
            <text:p text:style-name="P34">Nanogramas</text:p>
          </table:table-cell>
        </table:table-row>
        <table:table-row table:style-name="TableLine2060689857712">
          <table:table-cell table:style-name="Tabela1.A2" office:value-type="string">
            <text:p text:style-name="P32">T30</text:p>
          </table:table-cell>
          <table:table-cell table:style-name="Tabela1.A2" office:value-type="string">
            <text:p text:style-name="P35"><text:span text:style-name="T11">Q</text:span>uantidade de morfina extraída do cabelo <text:span text:style-name="T11">no segundo período (30 dias depois)</text:span></text:p>
          </table:table-cell>
          <table:table-cell table:style-name="Tabela1.C2" office:value-type="string">
            <text:p text:style-name="P34">Nanogramas</text:p>
          </table:table-cell>
        </table:table-row>
        <table:table-row table:style-name="TableLine2060689857712">
          <table:table-cell table:style-name="Tabela1.A2" office:value-type="string">
            <text:p text:style-name="P32">T60</text:p>
          </table:table-cell>
          <table:table-cell table:style-name="Tabela1.A2" office:value-type="string">
            <text:p text:style-name="P35"><text:span text:style-name="T11">Q</text:span>uantidade de morfina extraída do cabelo <text:span text:style-name="T11">no terceiro período (60 dias depois)</text:span></text:p>
          </table:table-cell>
          <table:table-cell table:style-name="Tabela1.C2" office:value-type="string">
            <text:p text:style-name="P34">Nanogramas</text:p>
          </table:table-cell>
        </table:table-row>
        <table:table-row table:style-name="TableLine2060689857712">
          <table:table-cell table:style-name="Tabela1.A2" office:value-type="string">
            <text:p text:style-name="P32">M0</text:p>
          </table:table-cell>
          <table:table-cell table:style-name="Tabela1.A2" office:value-type="string">
            <text:p text:style-name="P31"><text:span text:style-name="T11">Q</text:span>uantidadede morfina supostamente auto-administrada <text:span text:style-name="T11">no primeiro período (dia zero)</text:span></text:p>
          </table:table-cell>
          <table:table-cell table:style-name="Tabela1.C2" office:value-type="string">
            <text:p text:style-name="P34">Miligramas</text:p>
          </table:table-cell>
        </table:table-row>
        <table:table-row table:style-name="TableLine2060689857712">
          <table:table-cell table:style-name="Tabela1.A2" office:value-type="string">
            <text:p text:style-name="P32">M30</text:p>
          </table:table-cell>
          <table:table-cell table:style-name="Tabela1.A2" office:value-type="string">
            <text:p text:style-name="P31"><text:span text:style-name="T11">Q</text:span>uantidadede morfina supostamente auto-administrada <text:span text:style-name="T11">no segundo período (30 dias depois)</text:span></text:p>
          </table:table-cell>
          <table:table-cell table:style-name="Tabela1.C2" office:value-type="string">
            <text:p text:style-name="P34">Miligramas</text:p>
          </table:table-cell>
        </table:table-row>
        <table:table-row table:style-name="TableLine2060689857712">
          <table:table-cell table:style-name="Tabela1.A2" office:value-type="string">
            <text:p text:style-name="P32">M60</text:p>
          </table:table-cell>
          <table:table-cell table:style-name="Tabela1.A2" office:value-type="string">
            <text:p text:style-name="P31"><text:span text:style-name="T11">Q</text:span>uantidadede morfina supostamente auto-<text:span text:style-name="T11">a</text:span>dministrada <text:span text:style-name="T11">no terceiro período (60 dias depois)</text:span></text:p>
          </table:table-cell>
          <table:table-cell table:style-name="Tabela1.C2" office:value-type="string">
            <text:p text:style-name="P34">Miligramas</text:p>
          </table:table-cell>
        </table:table-row>
      </table:table>
      <text:p text:style-name="P29"/>
      <text:p text:style-name="P26"/>
      <text:p text:style-name="P13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5T13:50:46.001000000</meta:creation-date>
    <dc:date>2022-11-15T19:30:03.427000000</dc:date>
    <meta:editing-duration>PT1M6S</meta:editing-duration>
    <meta:editing-cycles>1</meta:editing-cycles>
    <meta:document-statistic meta:table-count="1" meta:image-count="0" meta:object-count="0" meta:page-count="4" meta:paragraph-count="183" meta:word-count="492" meta:character-count="3273" meta:non-whitespace-character-count="2961"/>
    <meta:generator>LibreOffice/7.3.4.2$Windows_X86_64 LibreOffice_project/728fec16bd5f605073805c3c9e7c4212a0120dc5</meta:generator>
  </office:meta>
</office:document-meta>
</file>